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style:font-name="Georgia1"/>
    </style:style>
    <style:style style:name="P4" style:family="paragraph" style:parent-style-name="Table_20_Contents">
      <style:text-properties style:font-name="Georgia1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text-properties style:font-name="Georgia1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1" style:family="paragraph" style:parent-style-name="Table_20_Contents">
      <style:paragraph-properties fo:text-align="justify" style:justify-single-word="false"/>
      <style:text-properties style:font-name="Georgia1" fo:language="ru" fo:country="RU"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style:font-name="Georgia1" fo:language="ru" fo:country="RU" fo:font-style="normal" style:font-style-asian="normal" style:font-style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Georgia1"/>
    </style:style>
    <style:style style:name="P15" style:family="paragraph" style:parent-style-name="Table_20_Contents">
      <style:paragraph-properties fo:text-align="justify" style:justify-single-word="false"/>
      <style:text-properties style:font-name="Georgia1" fo:font-style="normal" style:font-style-asian="normal" style:font-style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Georgia1"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ФИО</text:p>
          </table:table-cell>
          <table:table-cell table:style-name="Таблица3.A1" office:value-type="string">
            <text:p text:style-name="P7"/>
          </table:table-cell>
          <table:table-cell table:style-name="Таблица3.C1" table:number-rows-spanned="3" office:value-type="string">
            <text:p text:style-name="P4">ОЦЕНКА</text:p>
          </table:table-cell>
        </table:table-row>
        <table:table-row>
          <table:table-cell table:style-name="Таблица3.A2" office:value-type="string">
            <text:p text:style-name="P5">ГРУППА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КУРС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ВАРИАНТ</text:p>
          </table:table-cell>
          <table:table-cell table:style-name="Таблица3.A2" office:value-type="string">
            <text:p text:style-name="P7"/>
          </table:table-cell>
          <table:table-cell table:style-name="Таблица3.C4" office:value-type="string">
            <text:p text:style-name="P4">ДАТА</text:p>
          </table:table-cell>
        </table:table-row>
        <table:table-row>
          <table:table-cell table:style-name="Таблица3.A5" office:value-type="string">
            <text:p text:style-name="P4"/>
          </table:table-cell>
          <table:table-cell table:style-name="Таблица3.A5" office:value-type="string">
            <text:p text:style-name="P8">Заполняется студентом</text:p>
          </table:table-cell>
          <table:table-cell table:style-name="Таблица3.A5" office:value-type="string">
            <text:p text:style-name="P9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3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Задача</text:p>
          </table:table-cell>
          <table:table-cell table:style-name="Таблица1.B1" office:value-type="string">
            <text:p text:style-name="P6">Результаты</text:p>
          </table:table-cell>
        </table:table-row>
        <table:table-row>
          <table:table-cell table:style-name="Таблица1.A3" office:value-type="string">
            <text:p text:style-name="P10">a)</text:p>
          </table:table-cell>
          <table:table-cell table:style-name="Таблица1.B3" office:value-type="string">
            <text:p text:style-name="P14">Задача Коши с начальным условием, зависящим от параметра, имеет следующий вид:</text:p>
            <text:p text:style-name="P12">&lt;Запишите задачу Коши, укажите неизвестные параметры&gt;</text:p>
            <text:p text:style-name="P3">График решения методом стрельбы задачи с линейным уравнением Эйлера :</text:p>
            <text:p text:style-name="P12">&lt;Вставьте график&gt;</text:p>
            <text:p text:style-name="P15"><text:span text:style-name="T1">Оптимальное значение параметра </text:span><text:span text:style-name="T1">равно: </text:span><text:span text:style-name="T2">&lt;Вставьте значение&gt;</text:span></text:p>
          </table:table-cell>
        </table:table-row>
        <table:table-row>
          <table:table-cell table:style-name="Таблица1.A3" office:value-type="string">
            <text:p text:style-name="P10">b)</text:p>
          </table:table-cell>
          <table:table-cell table:style-name="Таблица1.B3" office:value-type="string">
            <text:p text:style-name="P14">Задача Коши с начальным условием, зависящим от параметра, имеет следующий вид:</text:p>
            <text:p text:style-name="P12">&lt;Запишите задачу Коши, укажите неизвестные параметры&gt;</text:p>
            <text:p text:style-name="P3">График решения методом стрельбы задачи общего вида:</text:p>
            <text:p text:style-name="P12">&lt;Вставьте график&gt;</text:p>
            <text:p text:style-name="P11"><text:span text:style-name="T4">Оптимальное значение параметра равно: </text:span>&lt;Вставьте значение&gt;</text:p>
            <text:p text:style-name="P11"><text:span text:style-name="T4">Количество итераций метода Ньютона:</text:span> &lt;Вставьте значение&gt;</text:p>
            <text:p text:style-name="P11"><text:span text:style-name="T4">Достигнутая точность в методе Ньютона:</text:span> &lt;Вставьте значение&gt;</text:p>
          </table:table-cell>
        </table:table-row>
        <table:table-row>
          <table:table-cell table:style-name="Таблица1.A4" office:value-type="string">
            <text:p text:style-name="P10">c)</text:p>
          </table:table-cell>
          <table:table-cell table:style-name="Таблица1.B4" office:value-type="string">
            <text:p text:style-name="P14">Задача Коши с начальным условием, зависящим от параметров, имеет следующий вид:</text:p>
            <text:p text:style-name="P12">&lt;Запишите задачу Коши, укажите неизвестные параметры&gt;</text:p>
            <text:p text:style-name="P3">График решения методом стрельбы:</text:p>
            <text:p text:style-name="P12">&lt;Вставьте 3D-график кривых y(x) и z(x)&gt;</text:p>
            <text:p text:style-name="P13">Оптимальные значение параметров <text:s/>равны: <text:span text:style-name="T6">&lt;Вставьте значения&gt;</text:span></text:p>
            <text:p text:style-name="P13">Количество итераций и достигнутая точность решения итерационного метода (если применялся):<text:span text:style-name="T6"> &lt;Вставьте значения&gt;</text:span></text:p>
            <text:p text:style-name="P16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2-04-15T17:14:58</dc:date>
    <dc:creator>grauwelf </dc:creator>
    <meta:editing-duration>PT16M12S</meta:editing-duration>
    <meta:editing-cycles>19</meta:editing-cycles>
    <meta:generator>LibreOffice/3.5$Linux_x86 LibreOffice_project/350m1$Build-202</meta:generator>
    <meta:document-statistic meta:table-count="2" meta:image-count="0" meta:object-count="0" meta:page-count="1" meta:paragraph-count="32" meta:word-count="143" meta:character-count="1136" meta:non-whitespace-character-count="1024"/>
  </office:meta>
</office:document-meta>
</file>